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officeooo:paragraph-rsid="00134d1b" style:font-weight-asian="normal" style:font-weight-complex="normal"/>
    </style:style>
    <style:style style:name="P3" style:family="paragraph" style:parent-style-name="Text_20_body">
      <style:text-properties officeooo:paragraph-rsid="00134d1b"/>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Short description</text:h>
      <text:p text:style-name="P3"><text:line-break/><text:span text:style-name="T1">Welcome to the future<text:line-break/><text:line-break/>Gybernaty<text:line-break/>Community of advanced enthusiasts and developers<text:line-break/><text:line-break/>Revolution in corporate development</text:span></text:p>
      <text:p text:style-name="P3"/>
      <text:p text:style-name="P3">An open community where ideas become reality. Here you will find like-minded people who can help you realize your projects and unlock your potential. This is an association of people who are passionate about technology and striving for new discoveries! We create large-scale open source projects, research current technologies and help each other realize their ideas. Here you can find a platform for research, development and exchange of experience in completely different areas of the IT industry. Join us to become a part of the movement. Here you will find not only a team that will help you in the implementation of projects, but also real friends with whom you can share your ideas and successes.<text:line-break/><text:line-break/><text:span text:style-name="T1">AiC - Artificial Intelligence and Blockchain Community<text:line-break/><text:line-break/>The future of artificial intelligence: a study that opens up new horizons</text:span><text:line-break/><text:line-break/><text:line-break/>We are excited to present to you our project, AiC (Artificial Intelligence and Blockchain Community), which aims to create an open community for the development and utilization of artificial intelligence (AI) models within the blockchain environment. Our project leverages the power of DAO contracts to regulate the operation of these models, ensuring transparency and openness in their development and use.</text:p>
      <text:p text:style-name="P3"><text:line-break/>The problem we address is the costliness and complexity associated with developing and utilizing AI models, as well as the concerns surrounding privacy and security when using these models in different fields. AiC offers a solution by establishing an open community where participants can collaboratively create and utilize AI models in the blockchain environment. The utilization of DAO contracts ensures transparency, openness, and regulation of the AI models' operation.</text:p>
      <text:p text:style-name="P3"><text:line-break/>The advantages of AiC lie in the ability for participants to exchange knowledge and experience, while creating and utilizing AI models in the blockchain environment at minimal costs.</text:p>
      <text:p text:style-name="P3"><text:s/>Additionally, the use of DAO contracts enhances security and transparency throughout the process.<text:line-break/>AiC can be utilized for both commercial and non-commercial purposes, enabling the creation of AI models in various fields such as medicine, finance, transportation, and more.</text:p>
      <text:p text:style-name="P3"><text:line-break/>To develop high-quality AI models, we employ a range of programming languages, including <text:soft-page-break/>Python, C++, Java, and others. We utilize popular libraries and frameworks like TensorFlow, PyTorch, Keras, Scikit-learn, and OpenCV. These tools allow us to create and train AI models, perform tasks such as deep learning, machine learning, computer vision, and more.</text:p>
      <text:p text:style-name="P3"><text:line-break/>Blockchain technology plays a vital role in our project, as we aim to create decentralized AI models that can run on the blockchain and be utilized in different applications. We leverage blockchain platforms such as Ethereum, Polkadot, Solana, and others to develop decentralized applications and smart contracts that regulate the operation of our AI models.</text:p>
      <text:p text:style-name="P3"><text:line-break/>By utilizing DAO contracts, we empower network participants to make decisions regarding AI model development and usage, as well as the fair distribution of rewards among participants. Furthermore, we explore the application of machine learning technology to improve the functioning of blockchain networks and enhance the efficiency of decentralized applications.</text:p>
      <text:p text:style-name="P3"><text:line-break/>To promote collaboration and community involvement, we embrace an open approach and leverage AGPL licenses, allowing the wider community to contribute to the development and improvement of our AI models. We believe that the collective efforts of community members will lead us to great achievements in AI and blockchain technologies.<text:line-break/><text:line-break/>Thank you for considering our project, and we look forward to the possibility of collaborating with you.<text:line-break/><text:line-break/></text:p>
      <text:p text:style-name="P1">Millions are Billionaires<text:line-break/><text:line-break/>Gyber Experiment<text:line-break/>The Macroeconomic Dao<text:line-break/><text:line-break/>The realization of an idea is only a matter of its relevance</text:p>
      <text:p text:style-name="P1"/>
      <text:p text:style-name="P1"/>
      <text:p text:style-name="P2">The Gyber Experiment is an initiative that combines cryptography, computer science, sociology, and economics to create a cyber-social corporation. It aims to establish a mechanism for direct socio-economic interaction among participants, allowing the concentration of public and financial resources to realize ambitious global projects and manage them effectively. The experiment revolves around the Gyber Social Platform, which is a social network owned and managed by the users themselves through a decentralized autonomous organization (DAO).</text:p>
      <text:p text:style-name="P2"><text:line-break/>The Gyber Social Platform provides basic social networking functionalities such as text and voice chats, file sharing, and video hosting. The platform emphasizes data security and offers multiple levels of data protection, including encryption options on the client side or server-side encryption using the client's public key. The platform stores voluminous data on the IPFS network, with additional content pinning provided by nodes deployed within the experiment.<text:line-break/>The architecture of the platform is designed to be open and scalable, with various input and output points for data and multiple cores. Each user can contribute their own code module or feature, which can be included in a node and distributed among interested parties. The platform encourages <text:soft-page-break/>community scalability, allowing anyone to add to it and enabling the community to support and distribute specific add-on modules.</text:p>
      <text:p text:style-name="P2"><text:line-break/>The platform operates on a stack level, with a multilingual cross-platform pipeline cluster managed by the experiment participants. Different cores are responsible for specific layers of processes, and the development of these cores is carried out in various programming languages such as Java, Dart, Go, and C++. The platform undergoes parallel development of modules and cores to determine the most effective stack for different tasks and ensure flexibility in long-term architecture development.</text:p>
      <text:p text:style-name="P2"><text:line-break/>To govern the experiment, secure smart contracts based on Solidity language and the OpenZeppelin library are implemented. These contracts include management tokens and utility tokens for decision-making and platform interaction. The contracts' source code is available on GitHub, and important decisions within the experiment are made through proposal and voting mechanisms of the DAO contract. Transparency and security are ensured through blockchain technology.</text:p>
      <text:p text:style-name="P2"><text:line-break/>Tokenomics play a crucial role in the Gyber Experiment. Two types of tokens are utilized: Gyber Token, a utility token required for platform interaction, and Gyber Community Token, a governance token used for managing the experiment and making collective decisions. The distribution of tokens is allocated among different categories of holders, including developers, experiment participants, large investors and funds, and the public market. A reserve fund is also created to optimize the deployment processes of the experiment.<text:line-break/>The experiment follows a set of project phases, starting with idea proposal and discussion, moving to accumulation of funds, project implementation, and finally functioning. Projects can have external clients who use fiat currency, special clients who enjoy discounts with Gyber tokens, and super clients who receive even greater discounts with specific project's internal tokens. Staking Gyber tokens or internal project tokens allows participants to earn reputation and passive income within the experiment.</text:p>
      <text:p text:style-name="P2"><text:line-break/>The internal organization of the community is based on personal and public interests of the participants. Implementers are responsible for project management and ensuring its functioning, and decisions are made through voting by implementers. Implementers have personal and community responsibilities, and unethical behavior may lead to exclusion from the experiment. Interaction among participants occurs through discussion and private groups, with each project having its dedicated group. The experiment also incorporates different types of DAOs, including social DAOs, code DAOs, commercial DAOs, and economic DAOs, to facilitate decision-making and project implementation.</text:p>
      <text:p text:style-name="P2"><text:line-break/>Overall, the Gyber Experiment aims to create a decentralized and community-driven platform that enables effective socio-economic interaction, project implementation, and decision-making. It leverages cryptography, computer science, and blockchain technology to ensure data security, transparency, and scalabilit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1T16:33:38.774579297</meta:creation-date>
    <dc:date>2023-07-02T16:05:47.591417478</dc:date>
    <meta:editing-duration>PT12M9S</meta:editing-duration>
    <meta:editing-cycles>3</meta:editing-cycles>
    <meta:generator>LibreOffice/7.3.7.2$Linux_X86_64 LibreOffice_project/30$Build-2</meta:generator>
    <meta:document-statistic meta:table-count="0" meta:image-count="0" meta:object-count="0" meta:page-count="3" meta:paragraph-count="18" meta:word-count="1211" meta:character-count="8386" meta:non-whitespace-character-count="7167"/>
  </office:meta>
</office:document-meta>
</file>